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e17" officeooo:paragraph-rsid="0005a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 мир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4:35:05.521903300</meta:creation-date>
    <dc:date>2022-11-13T14:35:28.859508075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3.6.2$Linux_X86_64 LibreOffice_project/30$Build-2</meta:generator>
  </office:meta>
</office:document-meta>
</file>